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b0fe2" officeooo:paragraph-rsid="001b0fe2"/>
    </style:style>
    <style:style style:name="P2" style:family="paragraph" style:parent-style-name="Standard">
      <style:text-properties officeooo:paragraph-rsid="001b0fe2"/>
    </style:style>
    <style:style style:name="P3" style:family="paragraph" style:parent-style-name="Standard">
      <style:text-properties officeooo:rsid="001d7723" officeooo:paragraph-rsid="001d7723"/>
    </style:style>
    <style:style style:name="P4" style:family="paragraph" style:parent-style-name="Standard">
      <style:text-properties officeooo:paragraph-rsid="001d7723"/>
    </style:style>
    <style:style style:name="P5" style:family="paragraph" style:parent-style-name="Standard">
      <style:text-properties officeooo:paragraph-rsid="001f69e5"/>
    </style:style>
    <style:style style:name="T1" style:family="text">
      <style:text-properties officeooo:rsid="001b0fe2"/>
    </style:style>
    <style:style style:name="T2" style:family="text">
      <style:text-properties officeooo:rsid="001d7723"/>
    </style:style>
    <style:style style:name="T3" style:family="text">
      <style:text-properties officeooo:rsid="001f69e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CEO – <text:span text:style-name="T1">VISIONARY</text:span></text:p>
      <text:p text:style-name="Standard"/>
      <text:p text:style-name="P1">Junior and Senior level positions available </text:p>
      <text:p text:style-name="Standard"/>
      <text:p text:style-name="P2"><text:span text:style-name="T1">We are looking for a </text:span><text:span text:style-name="T2">visionary that can </text:span><text:span text:style-name="T3">be a </text:span><text:span text:style-name="T2">lead</text:span><text:span text:style-name="T3">er</text:span><text:span text:style-name="T2"> and make decisions. The applicant should be talented and dream big. They should express passion about the possible achievement of the company</text:span><text:span text:style-name="T1">. </text:span></text:p>
      <text:p text:style-name="Standard"/>
      <text:p text:style-name="P3">As the chief executive officer, the applicant has to look for external opportunities. They should be able to find pain points and fix them. They should be able to supplement the company’s needs when consultants and specialists aren’t available to make the vision a reality. They have to be good at wearing several hats and solving a lot of different problems</text:p>
      <text:p text:style-name="Standard"/>
      <text:p text:style-name="P4"><text:span text:style-name="T2">They should be ready to pounce onto another problem when another is fixed. We’re looking for a candidate who will not rely on the phrase “that’s not my job” but also knows when to delegate work. Personal ability to prioritize is importan</text:span><text:span text:style-name="T3">t. Constant strategic thinking how to push the company forward is a must. A good candidate will be able to identify problems stemming from morale, workplace culture, team/employee cohesiveness, employee happiness, whether leadership goals are being met, and where inefficiencies can cause disruption in crucial processes.</text:span></text:p>
      <text:p text:style-name="Standard"/>
      <text:p text:style-name="P4"/>
      <text:p text:style-name="P4">Core responsibilities of a startup CEO: </text:p>
      <text:p text:style-name="P4">Setting strategy and direction</text:p>
      <text:p text:style-name="P4">Creating, living and breathing <text:span text:style-name="T3">company </text:span>culture, values, and behavior</text:p>
      <text:p text:style-name="P4">Hiring and leading the company's executive team</text:p>
      <text:p text:style-name="P4">Implementing short and long term plans</text:p>
      <text:p text:style-name="P4">Making important managerial and operational decisions</text:p>
      <text:p text:style-name="P4">Focusing on the needs of everybody from investors to employees, customers, and the board of directors</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8T17:19:45.483724452</meta:creation-date>
    <dc:date>2021-02-08T20:50:15.687210475</dc:date>
    <meta:editing-duration>PT27M1S</meta:editing-duration>
    <meta:editing-cycles>3</meta:editing-cycles>
    <meta:generator>LibreOffice/6.4.6.2$Linux_X86_64 LibreOffice_project/40$Build-2</meta:generator>
    <meta:document-statistic meta:table-count="0" meta:image-count="0" meta:object-count="0" meta:page-count="1" meta:paragraph-count="12" meta:word-count="243" meta:character-count="1547" meta:non-whitespace-character-count="1312"/>
  </office:meta>
</office:document-meta>
</file>